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25-01-14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24-01-3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23-01-18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22-09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22-01-10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21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20-09-21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20-01-08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19-09-1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19-05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19-01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18-09-11 08:43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18-05-01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18-01-24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17-10-31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413</text:p>
          </table:table-cell>
          <table:table-cell office:value-type="string" calcext:value-type="string">
            <text:p>2017-06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